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9664" calcext:value-type="float">
            <text:p>34.64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2544" calcext:value-type="float">
            <text:p>34.8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0832" calcext:value-type="float">
            <text:p>34.8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9976" calcext:value-type="float">
            <text:p>34.85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1688" calcext:value-type="float">
            <text:p>34.84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6928" calcext:value-type="float">
            <text:p>34.85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3024" calcext:value-type="float">
            <text:p>34.8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5388" calcext:value-type="float">
            <text:p>34.8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1208" calcext:value-type="float">
            <text:p>34.8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2064" calcext:value-type="float">
            <text:p>34.80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9872" calcext:value-type="float">
            <text:p>34.7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3776" calcext:value-type="float">
            <text:p>34.7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6824" calcext:value-type="float">
            <text:p>34.7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292" calcext:value-type="float">
            <text:p>34.7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244" calcext:value-type="float">
            <text:p>34.76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6616" calcext:value-type="float">
            <text:p>34.64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8536" calcext:value-type="float">
            <text:p>34.7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5008" calcext:value-type="float">
            <text:p>34.73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2232" calcext:value-type="float">
            <text:p>34.6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5864" calcext:value-type="float">
            <text:p>34.72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6032" calcext:value-type="float">
            <text:p>34.5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9768" calcext:value-type="float">
            <text:p>34.71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8056" calcext:value-type="float">
            <text:p>34.73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2816" calcext:value-type="float">
            <text:p>34.72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528" calcext:value-type="float">
            <text:p>34.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4424" calcext:value-type="float">
            <text:p>34.6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148" calcext:value-type="float">
            <text:p>34.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0248" calcext:value-type="float">
            <text:p>34.7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4632" calcext:value-type="float">
            <text:p>34.77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1752" calcext:value-type="float">
            <text:p>34.5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4904" calcext:value-type="float">
            <text:p>34.6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3944" calcext:value-type="float">
            <text:p>34.6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28912" calcext:value-type="float">
            <text:p>34.7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9184" calcext:value-type="float">
            <text:p>34.6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5384" calcext:value-type="float">
            <text:p>34.6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5176" calcext:value-type="float">
            <text:p>34.5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09-28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05-1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2-01-1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1-03-31 0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0-09-16 0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20-01-0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9-09-09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8976" calcext:value-type="float">
            <text:p>34.4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9-04-2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7408" calcext:value-type="float">
            <text:p>34.8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9-01-0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1416" calcext:value-type="float">
            <text:p>34.9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8-09-10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7552" calcext:value-type="float">
            <text:p>35.2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8-04-23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8-01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7-09-1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7-04-24 0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6008" calcext:value-type="float">
            <text:p>35.11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7-01-09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6-08-15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3064" calcext:value-type="float">
            <text:p>35.18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6-01-0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5-01-0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4-01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3232" calcext:value-type="float">
            <text:p>35.0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3-01-13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2-01-0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80728" calcext:value-type="float">
            <text:p>34.7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1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6992" calcext:value-type="float">
            <text:p>34.6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0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5656" calcext:value-type="float">
            <text:p>34.58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05-01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0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0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0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0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200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12" calcext:value-type="float">
            <text:p>34.4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199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7032" calcext:value-type="float">
            <text:p>34.92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199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199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6424" calcext:value-type="float">
            <text:p>35.39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1996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199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54" calcext:value-type="float">
            <text:p>35.5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199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199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3624" calcext:value-type="float">
            <text:p>35.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</text:p>
          </table:table-cell>
          <table:table-cell office:value-type="string" calcext:value-type="string">
            <text:p>MM349</text:p>
          </table:table-cell>
          <table:table-cell office:value-type="string" calcext:value-type="string">
            <text:p>199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94" meta:object-count="0"/>
    <meta:user-defined meta:name="AppVersion">3.0</meta:user-defined>
  </office:meta>
</office:document-meta>
</file>